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635cm" svg:x="1.272cm" svg:y="1.456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635cm" svg:height="0.635cm" svg:x="1.272cm" svg:y="2.656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635cm" svg:height="0.635cm" svg:x="3.772cm" svg:y="2.656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635cm" svg:height="0.635cm" svg:x="2.372cm" svg:y="1.456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635cm" svg:height="0.635cm" svg:x="3.772cm" svg:y="1.456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635cm" svg:height="0.635cm" svg:x="2.372cm" svg:y="2.656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635cm" svg:height="0.635cm" svg:x="1.172cm" svg:y="3.856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635cm" svg:height="0.635cm" svg:x="2.572cm" svg:y="3.856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635cm" svg:height="0.635cm" svg:x="3.772cm" svg:y="3.856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3:16:31.331268370</meta:creation-date>
    <dc:date>2020-02-18T13:32:51.243673677</dc:date>
    <meta:editing-duration>PT16M20S</meta:editing-duration>
    <meta:editing-cycles>1</meta:editing-cycles>
    <meta:document-statistic meta:object-count="9"/>
    <meta:generator>LibreOffice/6.0.7.3$Linux_X86_64 LibreOffice_project/00m0$Build-3</meta:generator>
  </office:meta>
</office:document-meta>
</file>